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sv" fo:country="SE" officeooo:rsid="00033126" officeooo:paragraph-rsid="000b9fc7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fo:language="sv" fo:country="SE" officeooo:rsid="00033126" officeooo:paragraph-rsid="000b9fc7"/>
    </style:style>
    <style:style style:name="P3" style:family="paragraph" style:parent-style-name="Standard">
      <style:paragraph-properties fo:margin-left="0.9846in" fo:margin-right="0in" fo:text-indent="0in" style:auto-text-indent="false"/>
      <style:text-properties fo:language="sv" fo:country="SE" officeooo:rsid="00033126" officeooo:paragraph-rsid="000b9fc7"/>
    </style:style>
    <style:style style:name="P4" style:family="paragraph" style:parent-style-name="Standard">
      <style:text-properties fo:language="sv" fo:country="SE" officeooo:rsid="00081103" officeooo:paragraph-rsid="000b9fc7"/>
    </style:style>
    <style:style style:name="P5" style:family="paragraph" style:parent-style-name="Standard">
      <style:paragraph-properties fo:margin-left="0.9846in" fo:margin-right="0in" fo:text-indent="0in" style:auto-text-indent="false"/>
      <style:text-properties fo:language="sv" fo:country="SE" officeooo:rsid="00081103" officeooo:paragraph-rsid="000b9fc7"/>
    </style:style>
    <style:style style:name="P6" style:family="paragraph" style:parent-style-name="Standard">
      <style:paragraph-properties fo:margin-left="0.9846in" fo:margin-right="0in" fo:text-indent="0in" style:auto-text-indent="false"/>
      <style:text-properties fo:language="sv" fo:country="SE" officeooo:rsid="0005fb1a" officeooo:paragraph-rsid="000b9fc7"/>
    </style:style>
    <style:style style:name="P7" style:family="paragraph" style:parent-style-name="Standard">
      <style:paragraph-properties fo:margin-left="0.9846in" fo:margin-right="0in" fo:text-indent="0in" style:auto-text-indent="false"/>
      <style:text-properties fo:language="sv" fo:country="SE" officeooo:rsid="000684b0" officeooo:paragraph-rsid="000b9fc7"/>
    </style:style>
    <style:style style:name="P8" style:family="paragraph" style:parent-style-name="Standard">
      <style:paragraph-properties fo:margin-left="0.9846in" fo:margin-right="0in" fo:text-indent="0in" style:auto-text-indent="false"/>
      <style:text-properties fo:language="sv" fo:country="SE" officeooo:rsid="000a05f7" officeooo:paragraph-rsid="000b9fc7"/>
    </style:style>
    <style:style style:name="P9" style:family="paragraph" style:parent-style-name="Standard">
      <style:text-properties fo:font-size="14pt" fo:language="sv" fo:country="SE" officeooo:rsid="00033126" officeooo:paragraph-rsid="000b9fc7" style:font-size-asian="14pt" style:font-size-complex="14pt"/>
    </style:style>
    <style:style style:name="P10" style:family="paragraph" style:parent-style-name="Standard">
      <style:paragraph-properties fo:margin-left="0.9846in" fo:margin-right="0in" fo:text-indent="0in" style:auto-text-indent="false"/>
      <style:text-properties fo:font-size="12pt" fo:language="sv" fo:country="SE" officeooo:rsid="00033126" officeooo:paragraph-rsid="000b9fc7" style:font-size-asian="12pt" style:font-size-complex="12pt"/>
    </style:style>
    <style:style style:name="P11" style:family="paragraph" style:parent-style-name="Standard" style:list-style-name="L1">
      <style:text-properties fo:language="sv" fo:country="SE" officeooo:rsid="00033126" officeooo:paragraph-rsid="000b9fc7"/>
    </style:style>
    <style:style style:name="P12" style:family="paragraph" style:parent-style-name="Standard" style:list-style-name="L2">
      <style:text-properties fo:language="sv" fo:country="SE" officeooo:rsid="00033126" officeooo:paragraph-rsid="000b9fc7"/>
    </style:style>
    <style:style style:name="P13" style:family="paragraph" style:parent-style-name="Standard" style:list-style-name="L3">
      <style:text-properties fo:language="sv" fo:country="SE" officeooo:rsid="00033126" officeooo:paragraph-rsid="000b9fc7"/>
    </style:style>
    <style:style style:name="P14" style:family="paragraph" style:parent-style-name="Standard" style:list-style-name="L4">
      <style:text-properties fo:language="sv" fo:country="SE" officeooo:rsid="00033126" officeooo:paragraph-rsid="000b9fc7"/>
    </style:style>
    <style:style style:name="P15" style:family="paragraph" style:parent-style-name="Standard" style:list-style-name="L5">
      <style:text-properties fo:language="sv" fo:country="SE" officeooo:rsid="00033126" officeooo:paragraph-rsid="000b9fc7"/>
    </style:style>
    <style:style style:name="P16" style:family="paragraph" style:parent-style-name="Standard" style:list-style-name="L6">
      <style:text-properties fo:language="sv" fo:country="SE" officeooo:rsid="00033126" officeooo:paragraph-rsid="000b9fc7"/>
    </style:style>
    <style:style style:name="P17" style:family="paragraph" style:parent-style-name="Standard">
      <style:paragraph-properties fo:margin-left="0.9846in" fo:margin-right="0in" fo:text-indent="0in" style:auto-text-indent="false"/>
      <style:text-properties fo:language="sv" fo:country="SE" officeooo:rsid="00033126" officeooo:paragraph-rsid="000b9fc7"/>
    </style:style>
    <style:style style:name="P18" style:family="paragraph" style:parent-style-name="Standard">
      <style:text-properties fo:language="sv" fo:country="SE" officeooo:rsid="00033126" officeooo:paragraph-rsid="000b9fc7"/>
    </style:style>
    <style:style style:name="P19" style:family="paragraph" style:parent-style-name="Standard" style:list-style-name="L5">
      <style:text-properties fo:language="sv" fo:country="SE" officeooo:rsid="00081103" officeooo:paragraph-rsid="000b9fc7"/>
    </style:style>
    <style:style style:name="P20" style:family="paragraph" style:parent-style-name="Standard">
      <style:paragraph-properties fo:margin-left="0.9846in" fo:margin-right="0in" fo:text-indent="0in" style:auto-text-indent="false"/>
      <style:text-properties fo:language="sv" fo:country="SE" officeooo:rsid="002454b6" officeooo:paragraph-rsid="000f1a8a"/>
    </style:style>
    <style:style style:name="P21" style:family="paragraph" style:parent-style-name="Standard">
      <style:text-properties fo:language="sv" fo:country="SE" officeooo:rsid="00228895" officeooo:paragraph-rsid="000f1a8a"/>
    </style:style>
    <style:style style:name="P22" style:family="paragraph" style:parent-style-name="Standard">
      <style:paragraph-properties fo:margin-left="0.9846in" fo:margin-right="0in" fo:text-indent="0in" style:auto-text-indent="false"/>
      <style:text-properties fo:language="sv" fo:country="SE" officeooo:rsid="00228895" officeooo:paragraph-rsid="000f1a8a"/>
    </style:style>
    <style:style style:name="P23" style:family="paragraph" style:parent-style-name="Standard" style:list-style-name="L7">
      <style:text-properties fo:language="sv" fo:country="SE" officeooo:rsid="00228895" officeooo:paragraph-rsid="000f1a8a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language="sv" fo:country="SE" officeooo:rsid="0008bbbd" officeooo:paragraph-rsid="000b9fc7"/>
    </style:style>
    <style:style style:name="P25" style:family="paragraph" style:parent-style-name="Standard">
      <style:paragraph-properties fo:text-align="center" style:justify-single-word="false"/>
      <style:text-properties fo:font-size="15pt" fo:language="sv" fo:country="SE" fo:font-weight="bold" officeooo:rsid="0010ea8c" officeooo:paragraph-rsid="0010ea8c" style:font-size-asian="15pt" style:font-weight-asian="bold" style:font-size-complex="15pt" style:font-weight-complex="bold"/>
    </style:style>
    <style:style style:name="P26" style:family="paragraph" style:parent-style-name="Standard">
      <style:text-properties fo:font-size="14pt" fo:language="sv" fo:country="SE" officeooo:rsid="00033126" officeooo:paragraph-rsid="000b9fc7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4pt" fo:language="sv" fo:country="SE" fo:font-weight="bold" officeooo:rsid="001392e2" officeooo:paragraph-rsid="001392e2" style:font-size-asian="14pt" style:font-weight-asian="bold" style:font-size-complex="14pt" style:font-weight-complex="bold"/>
    </style:style>
    <style:style style:name="T1" style:family="text">
      <style:text-properties officeooo:rsid="0004f58b"/>
    </style:style>
    <style:style style:name="T2" style:family="text">
      <style:text-properties officeooo:rsid="0008bbbd"/>
    </style:style>
    <style:style style:name="T3" style:family="text">
      <style:text-properties officeooo:rsid="000684b0"/>
    </style:style>
    <style:style style:name="T4" style:family="text">
      <style:text-properties officeooo:rsid="00079f9c"/>
    </style:style>
    <style:style style:name="T5" style:family="text">
      <style:text-properties officeooo:rsid="00081103"/>
    </style:style>
    <style:style style:name="T6" style:family="text">
      <style:text-properties officeooo:rsid="000a05f7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Kvantitativa Krav:</text:p>
      <text:p text:style-name="P9"/>
      <text:p text:style-name="P9">Som användare vill jag…</text:p>
      <text:p text:style-name="P1"/>
      <text:list xml:id="list2783859918" text:style-name="L1">
        <text:list-item>
          <text:p text:style-name="P11">..ha ett register med frågor som jag kan redigera. (Frågebatteri).</text:p>
        </text:list-item>
      </text:list>
      <text:p text:style-name="P1"/>
      <text:p text:style-name="P10"><text:span text:style-name="T7">Acceptanskriterie:</text:span> Textfil / Databas</text:p>
      <text:p text:style-name="P1"/>
      <text:p text:style-name="P1"/>
      <text:list xml:id="list2624690401" text:style-name="L2">
        <text:list-item>
          <text:p text:style-name="P12">..kunna starta en session för att repetera mina kunskaper.</text:p>
        </text:list-item>
      </text:list>
      <text:p text:style-name="P1"/>
      <text:p text:style-name="P3"><text:span text:style-name="T7">Acceptanskriterie:</text:span> Knapp för att starta en session.</text:p>
      <text:p text:style-name="P1"/>
      <text:p text:style-name="P1"/>
      <text:list xml:id="list2226023706" text:style-name="L3">
        <text:list-item>
          <text:p text:style-name="P13">..kunna starta en session på att öva.</text:p>
        </text:list-item>
      </text:list>
      <text:p text:style-name="P1"/>
      <text:p text:style-name="P3"><text:span text:style-name="T7">Acceptanskriterie:</text:span> Visas ett kort I taget, kortet ska ligga kvar</text:p>
      <text:p text:style-name="P3"/>
      <text:p text:style-name="P20"><text:span text:style-name="T7">Acceptanskriterie:</text:span> Det ska finnas en gräns för hur många kort som kommer att ingå i en session.</text:p>
      <text:p text:style-name="P2"/>
      <text:p text:style-name="P5"><text:span text:style-name="T7">Acceptanskriterie: </text:span>Endast kort som ingår i urvalet skall visas. Vars tidpunkt för repetition har infallit.</text:p>
      <text:p text:style-name="P4"/>
      <text:list xml:id="list2510633718" text:style-name="L4">
        <text:list-item>
          <text:p text:style-name="P14">..kunna vända på ett kort. Ska finnas tre alternativ: Jag kunde direkt, kunde efter viss eftertanke, inte kunde det.</text:p>
        </text:list-item>
      </text:list>
      <text:p text:style-name="P1"/>
      <text:p text:style-name="P3"><text:span text:style-name="T7">Acceptanskriterie: </text:span><text:span text:style-name="T1">Osynlig timer.</text:span></text:p>
      <text:p text:style-name="P3"/>
      <text:p text:style-name="P6"><text:span text:style-name="T7">Acceptanskriterie:</text:span> Kunna trycka på kortet.</text:p>
      <text:p text:style-name="P3"/>
      <text:p text:style-name="P3"><text:span text:style-name="T7">Acceptanskriterie:</text:span> Svaret ska registreras för användaren. Tidpunkt + alternativ.</text:p>
      <text:p text:style-name="P3"/>
      <text:p text:style-name="P5"><text:span text:style-name="T7">Acceptanskriterie: </text:span><text:span text:style-name="T2">Om jag kunde direkt: så skall tidpunkt för nästa repetition om x minuter.</text:span></text:p>
      <text:p text:style-name="P5"/>
      <text:p text:style-name="P5"><text:span text:style-name="T7">Acceptanskriterie: </text:span><text:span text:style-name="T2">Under en viss eftertanke: så skall tidpunkt vara om y minuter.</text:span></text:p>
      <text:p text:style-name="P5"/>
      <text:p text:style-name="P5"><text:span text:style-name="T7">Acceptanskriterie:</text:span> <text:span text:style-name="T2">Inte kunde det: tidpunkt om z minuter.</text:span></text:p>
      <text:p text:style-name="P4"/>
      <text:p text:style-name="P4"/>
      <text:list xml:id="list2898914877" text:style-name="L5">
        <text:list-item>
          <text:p text:style-name="P19">..<text:span text:style-name="T2">att x,y,z skall lagras som en konfigurationsfil eller visas i början av varje session.</text:span></text:p>
        </text:list-item>
      </text:list>
      <text:p text:style-name="P1"/>
      <text:p text:style-name="P1"/>
      <text:list xml:id="list104404819978131" text:continue-numbering="true" text:style-name="L5">
        <text:list-item>
          <text:p text:style-name="P15">..<text:span text:style-name="T3">sessionen ska avslutas när alla kort är genomförda. </text:span><text:span text:style-name="T4">Ska visas en sammanfattning (Statistik).</text:span></text:p>
        </text:list-item>
      </text:list>
      <text:p text:style-name="P1"/>
      <text:p text:style-name="P7"><text:span text:style-name="T7">Acceptanskriterie: <text:s/></text:span><text:span text:style-name="T5">Ska visas antal kort man har gått igenom.</text:span></text:p>
      <text:p text:style-name="P7"/>
      <text:p text:style-name="P7"><text:span text:style-name="T7">Acceptanskriterie: </text:span><text:s/><text:span text:style-name="T5">Hur många som hamnade i respektive kategori.</text:span></text:p>
      <text:p text:style-name="P7"/>
      <text:p text:style-name="P7"><text:span text:style-name="T7">Acceptanskriterie: </text:span><text:s/><text:span text:style-name="T5">Finns ett sätt att komma tillbaka till första sidan av applikationen.</text:span></text:p>
      <text:p text:style-name="P7"><text:soft-page-break/></text:p>
      <text:p text:style-name="P3"><text:span text:style-name="T7">Acceptanskriterie:</text:span> <text:span text:style-name="T5">Kortinformationen skall sparas i en: </text:span>Textfil / Databas.</text:p>
      <text:p text:style-name="P1"/>
      <text:p text:style-name="P1"/>
      <text:p text:style-name="P1"/>
      <text:list xml:id="list4227689175" text:style-name="L7">
        <text:list-item>
          <text:p text:style-name="P23">..att i statistiken skall korten delas upp i höger utifrån varje kategori av frågor.</text:p>
        </text:list-item>
      </text:list>
      <text:p text:style-name="P21"/>
      <text:p text:style-name="P22"><text:span text:style-name="T7">Acceptanskriterie:</text:span> Det skall finnas tre högar för varje kategori</text:p>
      <text:p text:style-name="P22"/>
      <text:p text:style-name="P22"><text:span text:style-name="T7">Acceptanskriterie:</text:span> Korten ska delas upp i respektive hög</text:p>
      <text:p text:style-name="P22"/>
      <text:p text:style-name="P22"><text:span text:style-name="T7">Acceptanskriterie:</text:span> Du ska kunna vända på korten och bläddra mellan dem för varje hög.</text:p>
      <text:p text:style-name="P1"/>
      <text:p text:style-name="P25">Kvalitativa Krav:</text:p>
      <text:p text:style-name="P1"/>
      <text:list xml:id="list437328443" text:style-name="L6">
        <text:list-item>
          <text:p text:style-name="P16">..<text:span text:style-name="T6">att applikationen skall vara grafiskt tilltalande och innehålla animeringar när man t.ex vänder på ett kort.</text:span></text:p>
        </text:list-item>
      </text:list>
      <text:p text:style-name="P1"/>
      <text:p text:style-name="P8"><text:span text:style-name="T7">Acceptanskriterie: </text:span>Radbrytning inom stycke, dubbel radbrytning vid nytt stycke. Appen skall hantera storlek på texten och anpassa utifrån.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2:46:39.958998969</meta:creation-date>
    <dc:date>2023-09-20T10:43:42.844302274</dc:date>
    <meta:editing-duration>PT6M1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309" meta:character-count="2087" meta:non-whitespace-character-count="1813"/>
  </office:meta>
</office:document-meta>
</file>